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74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-compare" table:style-name="ta1">
        <table:shapes>
          <draw:frame draw:z-index="0" draw:style-name="gr1" draw:text-style-name="P1" svg:width="453.51pt" svg:height="255.09pt" svg:x="212.66pt" svg:y="19.39pt">
            <draw:object draw:notify-on-update-of-ranges="'sort-compare'.A1:'sort-compare'.A1 'sort-compare'.A2:'sort-compare'.A11 'sort-compare'.B1:'sort-compare'.B1 'sort-compare'.B2:'sort-compare'.B11 'sort-compare'.C1:'sort-compare'.C1 'sort-compare'.C2:'sort-compare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ert sort</text:p>
          </table:table-cell>
          <table:table-cell office:value-type="string" calcext:value-type="string">
            <text:p>Arrays.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91" calcext:value-type="float">
            <text:p>0.09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14" calcext:value-type="float">
            <text:p>0.114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39" calcext:value-type="float">
            <text:p>0.13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62" calcext:value-type="float">
            <text:p>0.16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9" calcext:value-type="float">
            <text:p>0.19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17" calcext:value-type="float">
            <text:p>0.217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47" calcext:value-type="float">
            <text:p>0.247</text:p>
          </table:table-cell>
          <table:table-cell office:value-type="float" office:value="0.163" calcext:value-type="float">
            <text:p>0.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4:51:55.658624641</dc:date>
    <meta:editing-duration>PT1M5S</meta:editing-duration>
    <meta:editing-cycles>1</meta:editing-cycles>
    <meta:document-statistic meta:table-count="1" meta:cell-count="33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952cm" style:legend-expansion="high" chart:style-name="ch2"/>
        <chart:plot-area chart:style-name="ch3" table:cell-range-address="'sort-compare'.A1:'sort-compare'.C11" chart:data-source-has-labels="both" svg:x="0.32cm" svg:y="0.18cm" svg:width="11.688cm" svg:height="8.64cm">
          <chartooo:coordinate-region svg:x="1.418cm" svg:y="0.38cm" svg:width="10.06cm" svg:height="7.793cm"/>
          <chart:axis chart:dimension="x" chart:name="primary-x" chart:style-name="ch4" chartooo:axis-type="auto">
            <chartooo:date-scale/>
            <chart:categories table:cell-range-address="'sort-compare'.A2:'sort-compare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ort-compare'.B2:'sort-compare'.B11" chart:label-cell-address="'sort-compare'.B1:'sort-compare'.B1" chart:class="chart:line">
            <chart:data-point chart:repeated="10"/>
          </chart:series>
          <chart:series chart:style-name="ch7" chart:values-cell-range-address="'sort-compare'.C2:'sort-compare'.C11" chart:label-cell-address="'sort-compare'.C1:'sort-compare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sort</text:p>
                <draw:g>
                  <svg:desc>'sort-compare'.B1:'sort-compare'.B1</svg:desc>
                </draw:g>
              </table:table-cell>
              <table:table-cell office:value-type="string">
                <text:p>Arrays.sort</text:p>
                <draw:g>
                  <svg:desc>'sort-compare'.C1:'sort-compare'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ort-compare'.A2:'sort-compare'.A11</svg:desc>
                </draw:g>
              </table:table-cell>
              <table:table-cell office:value-type="float" office:value="0.038">
                <text:p>0.038</text:p>
                <draw:g>
                  <svg:desc>'sort-compare'.B2:'sort-compare'.B11</svg:desc>
                </draw:g>
              </table:table-cell>
              <table:table-cell office:value-type="float" office:value="0.048">
                <text:p>0.048</text:p>
                <draw:g>
                  <svg:desc>'sort-compare'.C2:'sort-compare'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8">
                <text:p>0.06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1">
                <text:p>0.09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14">
                <text:p>0.11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39">
                <text:p>0.13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62">
                <text:p>0.16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9">
                <text:p>0.1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217">
                <text:p>0.21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47">
                <text:p>0.247</text:p>
              </table:table-cell>
              <table:table-cell office:value-type="float" office:value="0.163">
                <text:p>0.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